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5pt" style:font-size-asian="15pt" style:font-size-complex="15pt"/>
    </style:style>
    <style:style style:name="P2" style:family="paragraph" style:parent-style-name="Text_20_body">
      <style:paragraph-properties fo:margin-left="0.635cm" fo:margin-right="0cm" fo:margin-top="0cm" fo:margin-bottom="0.423cm" fo:line-height="120%" fo:text-indent="0cm" style:auto-text-indent="false" style:writing-mode="lr-tb"/>
      <style:text-properties fo:font-variant="normal" fo:text-transform="none" fo:color="#000000" style:text-line-through-style="none" style:font-name="Times New Roman1" fo:font-size="15pt" fo:font-style="normal" style:text-underline-style="none" fo:font-weight="bold" style:text-blinking="false" fo:background-color="transparent" style:font-size-asian="15pt" style:font-size-complex="15pt"/>
    </style:style>
    <style:style style:name="P3" style:family="paragraph" style:parent-style-name="Text_20_body">
      <style:paragraph-properties fo:margin-left="0.635cm" fo:margin-right="0cm" fo:margin-top="0cm" fo:margin-bottom="0.423cm" fo:line-height="120%" fo:text-indent="0cm" style:auto-text-indent="false" style:writing-mode="lr-tb"/>
      <style:text-properties fo:font-variant="normal" fo:text-transform="none" fo:color="#000000" style:text-line-through-style="none" style:font-name="Times New Roman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left="0.635cm" fo:margin-right="0cm" fo:margin-top="0cm" fo:margin-bottom="0.423cm" fo:line-height="120%" fo:text-indent="0cm" style:auto-text-indent="false" style:writing-mode="lr-tb"/>
      <style:text-properties fo:font-variant="normal" fo:text-transform="none" fo:color="#000000" style:text-line-through-style="none" style:font-name="Times New Roman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.635cm" fo:margin-right="0cm" fo:margin-top="0cm" fo:margin-bottom="0.423cm" fo:line-height="120%" fo:text-indent="0cm" style:auto-text-indent="false" style:writing-mode="lr-tb"/>
      <style:text-properties fo:font-variant="normal" fo:text-transform="none" fo:color="#000000" style:text-line-through-style="none" style:font-name="Times New Roman1" fo:font-size="15pt" fo:font-style="normal" style:text-underline-style="none" fo:font-weight="bold" style:text-blinking="false" fo:background-color="transparent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0d3f014b-a676-ec83-ebc0-9cc2a2e72682"/>A noiva precisa fazer uma declaração de amor ao noivo, usando objetos que serão escolhidos e mostrados em sequência pela organizadora.</text:p>
      <text:p text:style-name="P3">Dublar alguma música bem cafona usando uma vassoura como microfone.</text:p>
      <text:p text:style-name="P3"/>
      <text:p text:style-name="P3">Prepare vários copinhos com água. No meio deles, coloque alguns copinhos com vodka. Quem for pagar a prenda deve escolher qual tomar (esse castigo pode aparecer mais de uma vez).</text:p>
      <text:p text:style-name="P2">A noiva deve procurar a aliança em um prato cheio de farinha usando somente a boca.</text:p>
      <text:p text:style-name="P3">Colocar várias chiquinhas coloridas no cabelo.</text:p>
      <text:p text:style-name="P3"/>
      <text:p text:style-name="P5">Colocar uma calcinha, sunga ou um maiô por cima da roupa.</text:p>
      <text:p text:style-name="P3"/>
      <text:p text:style-name="P3">Fazer pintinhas nas bochechas como a Chiquinha do Chaves.</text:p>
      <text:p text:style-name="P3"/>
      <text:p text:style-name="P3">Passar batom em apenas metade da boca.</text:p>
      <text:p text:style-name="P3"/>
      <text:p text:style-name="P3">Com a boca cheia de farinha, a convidada precisa dizer cinco palavas que comecem com a letra F, sem cuspir ou babar.</text:p>
      <text:p text:style-name="P5">Colocar um sutiã por cima da roupa.</text:p>
      <text:p text:style-name="P3"/>
      <text:p text:style-name="P3">Dançar com alguma convidada, pressionando uma bexiga na barriga. Não pode esmagar nem deixar o tomate cair.</text:p>
      <text:p text:style-name="P3">Dançar o hula, como as havaianas.</text:p>
      <text:p text:style-name="P3"><text:soft-page-break/></text:p>
      <text:p text:style-name="P3">Dançar tango com alguma convidada.</text:p>
      <text:p text:style-name="P2">A noiva deve cuidar de um ovo até o final do chá de panela sem quebrar. Faça uma carinha e lhe dê um nome.</text:p>
      <text:p text:style-name="P3">Cantar o hino nacional.</text:p>
      <text:p text:style-name="P3"/>
      <text:p text:style-name="P2">Pedir desculpas de joelhos à sogra por ter roubado o filho dela.</text:p>
      <text:p text:style-name="P2"/>
      <text:p text:style-name="P2">Simular um strip tease.</text:p>
      <text:p text:style-name="P2"/>
      <text:p text:style-name="P3">Escolher três amigas pra brincar de ciranda cirandinha.</text:p>
      <text:p text:style-name="P3"/>
      <text:p text:style-name="P3">Imitar um bebê chorando.</text:p>
      <text:p text:style-name="P3"/>
      <text:p text:style-name="P3">Imitar um macaco se coçando.</text:p>
      <text:p text:style-name="P3"/>
      <text:p text:style-name="P5">Dançar sensualmente numa cadeira.</text:p>
      <text:p text:style-name="P3"/>
      <text:p text:style-name="P3">Dançar Funk até o chão.</text:p>
      <text:p text:style-name="P3"/>
      <text:p text:style-name="P3">Assobiar com a boca cheia de água.</text:p>
      <text:p text:style-name="P3"/>
      <text:p text:style-name="P3">Ler um trava língua apertando o nariz.</text:p>
      <text:p text:style-name="P3"><text:soft-page-break/></text:p>
      <text:p text:style-name="P2">Amarre na cintura da noiva um barbante com uma caneta na ponta. Dançando, ela deve colocar a caneta dentro de uma garrafa.</text:p>
      <text:p text:style-name="P3">Dançar poli dance</text:p>
      <text:p text:style-name="P3"/>
      <text:p text:style-name="P2">Pedir a mão do noivo pra mãe dele.</text:p>
      <text:p text:style-name="P2"/>
      <text:p text:style-name="P3">Se declarar para uma vassoura.</text:p>
      <text:p text:style-name="P3"/>
      <text:p text:style-name="P2">Dancinha sexy na cadeira</text:p>
      <text:p text:style-name="P2"/>
      <text:p text:style-name="P3">Morder uma maçã que estará numa vasilha cheia de aguá sem usar as mãos</text:p>
      <text:p text:style-name="P3"/>
      <text:p text:style-name="P5">Falar em 10 segundos 5 nomes que se iniciem com a mesma letra do noivo</text:p>
      <text:p text:style-name="P3"/>
      <text:p text:style-name="P3">Dançar a música: Florentina de Jesus</text:p>
      <text:p text:style-name="P3"/>
      <text:p text:style-name="P3">Escolher uma pessoa para dançar forró</text:p>
      <text:p text:style-name="P3"/>
      <text:p text:style-name="P3">Subir numa cadeira e cantar a música: Atirei o pau no gato</text:p>
      <text:p text:style-name="P3"/>
      <text:p text:style-name="P3">Tomar refrigerante em um prato sem incliná-lo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rnanda Gracia</meta:initial-creator>
    <meta:creation-date>2017-04-25T15:54:39</meta:creation-date>
    <meta:printed-by>Fernanda Gracia</meta:printed-by>
    <meta:print-date>2017-04-25T16:00:46.64</meta:print-date>
    <dc:date>2017-05-03T13:52:14.70</dc:date>
    <dc:creator>Fernanda Gracia</dc:creator>
    <meta:editing-duration>PT16M12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4" meta:paragraph-count="35" meta:word-count="353" meta:character-count="1979"/>
  </office:meta>
</office:document-meta>
</file>